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3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75cm"/>
    </style:style>
    <style:style style:name="gr7" style:family="graphic" style:parent-style-name="standard">
      <style:graphic-properties draw:stroke="none" svg:stroke-color="#000000" draw:fill="none" draw:fill-color="#ffffff" fo:min-height="4.6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4.1cm" svg:x="1.3cm" svg:y="1.2cm">
          <text:p text:style-name="P1">Assign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1cm" svg:height="8.5cm" svg:x="7.4cm" svg:y="8.9cm"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7.4cm" svg:y1="15.6cm" svg:x2="15.4cm" svg:y2="15.6cm">
          <text:p/>
        </draw:line>
        <draw:line draw:style-name="gr2" draw:text-style-name="P1" draw:layer="layout" svg:x1="7.4cm" svg:y1="11.3cm" svg:x2="15.5cm" svg:y2="11.3cm">
          <text:p/>
        </draw:line>
        <draw:frame draw:style-name="gr3" draw:layer="layout" svg:width="6.6cm" svg:height="1.75cm" svg:x="7.9cm" svg:y="9.4cm">
          <draw:text-box>
            <text:p>Algorithm</text:p>
          </draw:text-box>
        </draw:frame>
        <draw:frame draw:style-name="gr4" draw:layer="layout" svg:width="8cm" svg:height="4.2cm" svg:x="7.4cm" svg:y="11.4cm">
          <draw:text-box>
            <text:p>Calculating the overall grade for the assignment</text:p>
          </draw:text-box>
        </draw:frame>
        <draw:line draw:style-name="gr5" draw:text-style-name="P1" draw:layer="layout" svg:x1="7.5cm" svg:y1="5.3cm" svg:x2="8.8cm" svg:y2="8.9cm">
          <text:p/>
        </draw:line>
        <draw:custom-shape draw:style-name="gr1" draw:text-style-name="P1" draw:layer="layout" svg:width="5.71cm" svg:height="2cm" svg:x="5.2cm" svg:y="22.2cm">
          <text:p text:style-name="P1">Mark Book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cm" svg:y1="22.2cm" svg:x2="16.1cm" svg:y2="22.2cm">
          <text:p/>
        </draw:line>
        <draw:line draw:style-name="gr2" draw:text-style-name="P1" draw:layer="layout" svg:x1="5.2cm" svg:y1="24.2cm" svg:x2="16.1cm" svg:y2="24.2cm">
          <text:p/>
        </draw:line>
        <draw:line draw:style-name="gr5" draw:text-style-name="P1" draw:layer="layout" svg:x1="9cm" svg:y1="17.4cm" svg:x2="8.3cm" svg:y2="22.3cm">
          <text:p/>
        </draw:line>
        <draw:frame draw:style-name="gr6" draw:layer="layout" svg:width="4.886cm" svg:height="4cm" draw:transform="rotate (-1.2311552543568) translate (10.771cm 4.3cm)">
          <draw:text-box>
            <text:p>Maximum Grade, Achieved Grade</text:p>
          </draw:text-box>
        </draw:frame>
        <draw:frame draw:style-name="gr7" draw:layer="layout" svg:width="7.598cm" svg:height="4.901cm" draw:transform="rotate (0.00750491578357562) translate (8.9cm 19.357cm)">
          <draw:text-box>
            <text:p>Gra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2:53:36.782000000</meta:creation-date>
    <dc:date>2014-10-01T13:28:00.229000000</dc:date>
    <meta:editing-duration>PT18M31S</meta:editing-duration>
    <meta:editing-cycles>2</meta:editing-cycles>
    <meta:generator>LibreOffice/4.2.5.2$Windows_x86 LibreOffice_project/61cb170a04bb1f12e77c884eab9192be736ec5f5</meta:generator>
    <meta:document-statistic meta:object-count="13"/>
  </office:meta>
</office:document-meta>
</file>